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76cm"/>
    </style:style>
    <style:style style:name="co3" style:family="table-column">
      <style:table-column-properties fo:break-before="auto" style:column-width="2.67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 style:data-style-name="N61"/>
    <style:style style:name="ta_extref" style:family="table">
      <style:table-properties table:display="false"/>
    </style:style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1" table:number-columns-repeated="4" table:default-cell-style-name="ce1"/>
        <table:table-column table:style-name="co2" table:default-cell-style-name="ce1"/>
        <table:table-column table:style-name="co1" table:number-columns-repeated="3" table:default-cell-style-name="ce1"/>
        <table:table-column table:style-name="co3" table:default-cell-style-name="ce1"/>
        <table:table-row table:style-name="ro1" table:number-rows-repeated="3">
          <table:table-cell/>
          <table:table-cell table:style-name="Default" table:number-columns-repeated="9"/>
        </table:table-row>
        <table:table-row table:style-name="ro1">
          <table:table-cell/>
          <table:table-cell table:style-name="Default" office:value-type="string">
            <text:p>Pc^-3</text:p>
          </table:table-cell>
          <table:table-cell table:style-name="Default" office:value-type="string">
            <text:p>km/s</text:p>
          </table:table-cell>
          <table:table-cell table:style-name="Default" office:value-type="string">
            <text:p>N</text:p>
          </table:table-cell>
          <table:table-cell table:style-name="Default" office:value-type="string">
            <text:p>kpc</text:p>
          </table:table-cell>
          <table:table-cell table:style-name="Default" office:value-type="string">
            <text:p>Tau cr (s)</text:p>
          </table:table-cell>
          <table:table-cell table:style-name="Default" office:value-type="string">
            <text:p>Tau cr (Myr)</text:p>
          </table:table-cell>
          <table:table-cell table:style-name="Default" office:value-type="string">
            <text:p>Tau rel (s)</text:p>
          </table:table-cell>
          <table:table-cell table:style-name="Default" office:value-type="string">
            <text:p>Tau rel (Myr)</text:p>
          </table:table-cell>
          <table:table-cell table:style-name="Default" office:value-type="string">
            <text:p>Tau rel / Tau cr</text:p>
          </table:table-cell>
        </table:table-row>
        <table:table-row table:style-name="ro1">
          <table:table-cell/>
          <table:table-cell table:number-columns-repeated="2" office:value-type="float" office:value="1">
            <text:p>1,00E+00</text:p>
          </table:table-cell>
          <table:table-cell table:formula="of:=10^5" office:value-type="float" office:value="100000">
            <text:p>1,00E+05</text:p>
          </table:table-cell>
          <table:table-cell office:value-type="float" office:value="0.04">
            <text:p>4,00E-02</text:p>
          </table:table-cell>
          <table:table-cell table:formula="of:=([.E5]*3.08567758129*10^16)/[.C5]" office:value-type="float" office:value="1.234271032516E+015">
            <text:p>1,23E+15</text:p>
          </table:table-cell>
          <table:table-cell table:formula="of:=[.F5]/(3.154*10^13)" office:value-type="float" office:value="39.1335140303107">
            <text:p>3,91E+01</text:p>
          </table:table-cell>
          <table:table-cell table:formula="of:=([.C5]^3)/(PI()*[.B5]*6.67^-2)" office:value-type="float" office:value="14.161256695442">
            <text:p>1,42E+01</text:p>
          </table:table-cell>
          <table:table-cell table:formula="of:=[.H5]/(3.154*10^13)" office:value-type="float" office:value="0.000000000000448993554072354">
            <text:p>4,49E-13</text:p>
          </table:table-cell>
          <table:table-cell table:formula="of:=[.H5]/[.F5]" office:value-type="float" office:value="0.0000000000000114733768535222">
            <text:p>1,15E-14</text:p>
          </table:table-cell>
        </table:table-row>
        <table:table-row table:style-name="ro1">
          <table:table-cell/>
          <table:table-cell table:formula="of:=10^2" office:value-type="float" office:value="100">
            <text:p>1,00E+02</text:p>
          </table:table-cell>
          <table:table-cell office:value-type="float" office:value="10">
            <text:p>1,00E+01</text:p>
          </table:table-cell>
          <table:table-cell table:formula="of:=10^6" office:value-type="float" office:value="1000000">
            <text:p>1,00E+06</text:p>
          </table:table-cell>
          <table:table-cell table:formula="of:=10^-2" office:value-type="float" office:value="0.01">
            <text:p>1,00E-02</text:p>
          </table:table-cell>
          <table:table-cell table:formula="of:=([.E6]*3.08567758129*10^16)/[.C6]" office:value-type="float" office:value="30856775812900">
            <text:p>3,09E+13</text:p>
          </table:table-cell>
          <table:table-cell table:formula="of:=[.F6]/(3.154*10^13)" office:value-type="float" office:value="0.978337850757768">
            <text:p>9,78E-01</text:p>
          </table:table-cell>
          <table:table-cell table:formula="of:=([.C6]^3)/(PI()*[.B6]*6.67^-2)" office:value-type="float" office:value="141.61256695442">
            <text:p>1,42E+02</text:p>
          </table:table-cell>
          <table:table-cell table:formula="of:=[.H6]/(3.154*10^13)" office:value-type="float" office:value="0.00000000000448993554072354">
            <text:p>4,49E-12</text:p>
          </table:table-cell>
          <table:table-cell table:formula="of:=[.H6]/[.F6]" office:value-type="float" office:value="0.00000000000458935074140889">
            <text:p>4,59E-12</text:p>
          </table:table-cell>
        </table:table-row>
        <table:table-row table:style-name="ro1">
          <table:table-cell/>
          <table:table-cell office:value-type="float" office:value="0.1">
            <text:p>1,00E-01</text:p>
          </table:table-cell>
          <table:table-cell office:value-type="float" office:value="20">
            <text:p>2,00E+01</text:p>
          </table:table-cell>
          <table:table-cell table:formula="of:=10^10" office:value-type="float" office:value="10000000000">
            <text:p>1,00E+10</text:p>
          </table:table-cell>
          <table:table-cell office:value-type="float" office:value="10">
            <text:p>1,00E+01</text:p>
          </table:table-cell>
          <table:table-cell table:formula="of:=([.E7]*3.08567758129*10^16)/[.C7]" office:value-type="float" office:value="1.542838790645E+016">
            <text:p>1,54E+16</text:p>
          </table:table-cell>
          <table:table-cell table:formula="of:=[.F7]/(3.154*10^13)" office:value-type="float" office:value="489.168925378884">
            <text:p>4,89E+02</text:p>
          </table:table-cell>
          <table:table-cell table:formula="of:=([.C7]^3)/(PI()*[.B7]*6.67^-2)" office:value-type="float" office:value="1132900.53563536">
            <text:p>1,13E+06</text:p>
          </table:table-cell>
          <table:table-cell table:formula="of:=[.H7]/(3.154*10^13)" office:value-type="float" office:value="0.0000000359194843257883">
            <text:p>3,59E-08</text:p>
          </table:table-cell>
          <table:table-cell table:formula="of:=[.H7]/[.F7]" office:value-type="float" office:value="0.0000000000734296118625422">
            <text:p>7,34E-11</text:p>
          </table:table-cell>
        </table:table-row>
        <table:table-row table:style-name="ro1">
          <table:table-cell/>
          <table:table-cell table:formula="of:=10^-2" office:value-type="float" office:value="0.01">
            <text:p>1,00E-02</text:p>
          </table:table-cell>
          <table:table-cell office:value-type="float" office:value="200">
            <text:p>2,00E+02</text:p>
          </table:table-cell>
          <table:table-cell table:formula="of:=10^11" office:value-type="float" office:value="100000000000">
            <text:p>1,00E+11</text:p>
          </table:table-cell>
          <table:table-cell office:value-type="float" office:value="50">
            <text:p>5,00E+01</text:p>
          </table:table-cell>
          <table:table-cell table:formula="of:=([.E8]*3.08567758129*10^16)/[.C8]" office:value-type="float" office:value="7.714193953225E+015">
            <text:p>7,71E+15</text:p>
          </table:table-cell>
          <table:table-cell table:formula="of:=[.F8]/(3.154*10^13)" office:value-type="float" office:value="244.584462689442">
            <text:p>2,45E+02</text:p>
          </table:table-cell>
          <table:table-cell table:formula="of:=([.C8]^3)/(PI()*[.B8]*6.67^-2)" office:value-type="float" office:value="11329005356.3536">
            <text:p>1,13E+10</text:p>
          </table:table-cell>
          <table:table-cell table:formula="of:=[.H8]/(3.154*10^13)" office:value-type="float" office:value="0.000359194843257883">
            <text:p>3,59E-04</text:p>
          </table:table-cell>
          <table:table-cell table:formula="of:=[.H8]/[.F8]" office:value-type="float" office:value="0.00000146859223725084">
            <text:p>1,47E-06</text:p>
          </table:table-cell>
        </table:table-row>
        <table:table-row table:style-name="ro1">
          <table:table-cell/>
          <table:table-cell table:formula="of:=10^-12" office:value-type="float" office:value="0.000000000001">
            <text:p>1,00E-12</text:p>
          </table:table-cell>
          <table:table-cell table:number-columns-repeated="2" office:value-type="float" office:value="1000">
            <text:p>1,00E+03</text:p>
          </table:table-cell>
          <table:table-cell table:formula="of:=10^3" office:value-type="float" office:value="1000">
            <text:p>1,00E+03</text:p>
          </table:table-cell>
          <table:table-cell table:formula="of:=([.E9]*3.08567758129*10^16)/[.C9]" office:value-type="float" office:value="3.08567758129E+016">
            <text:p>3,09E+16</text:p>
          </table:table-cell>
          <table:table-cell table:formula="of:=[.F9]/(3.154*10^13)" office:value-type="float" office:value="978.337850757768">
            <text:p>9,78E+02</text:p>
          </table:table-cell>
          <table:table-cell table:formula="of:=([.C9]^3)/(PI()*[.B9]*6.67^-2)" office:value-type="float" office:value="1.4161256695442E+022">
            <text:p>1,42E+22</text:p>
          </table:table-cell>
          <table:table-cell table:formula="of:=[.H9]/(3.154*10^13)" office:value-type="float" office:value="448993554.072354">
            <text:p>4,49E+08</text:p>
          </table:table-cell>
          <table:table-cell table:formula="of:=[.H9]/[.F9]" office:value-type="float" office:value="458935.074140889">
            <text:p>4,59E+05</text:p>
          </table:table-cell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de" fo:country="A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28">28.05.2010</text:date>, <text:time>18:47:28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amillo Dell'mour</meta:initial-creator>
    <meta:creation-date>2010-05-26T18:36:19</meta:creation-date>
    <dc:date>2010-05-28T18:47:28</dc:date>
    <dc:creator>Camillo Dell'mour</dc:creator>
    <meta:editing-duration>PT07H21M02S</meta:editing-duration>
    <meta:editing-cycles>8</meta:editing-cycles>
    <meta:generator>OpenOffice.org/3.2$Linux OpenOffice.org_project/320m12$Build-9483</meta:generator>
    <meta:document-statistic meta:table-count="3" meta:cell-count="54" meta:object-count="0"/>
  </office:meta>
</office:document-meta>
</file>